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" style:master-page-name="MP0" style:family="paragraph">
      <style:paragraph-properties fo:break-before="page"/>
    </style:style>
    <style:style style:name="T2" style:parent-style-name="Bekezdésalapbetűtípusa" style:family="text">
      <style:text-properties fo:background-color="#FFFF00"/>
    </style:style>
    <style:style style:name="T3" style:parent-style-name="Bekezdésalapbetűtípusa" style:family="text">
      <style:text-properties fo:background-color="#FFFF00"/>
    </style:style>
  </office:automatic-styles>
  <office:body>
    <office:text text:use-soft-page-breaks="true">
      <text:p text:style-name="P1">Hotel.py</text:p>
      <text:p text:style-name="Normál">class Hotel:</text:p>
      <text:p text:style-name="Normál"><text:s text:c="4"/>def olvas_fajl(self):</text:p>
      <text:p text:style-name="Normál"><text:s text:c="8"/>fp = open('adat.txt', 'r')</text:p>
      <text:p text:style-name="Normál"><text:s text:c="8"/>lines = fp.readlines()</text:p>
      <text:p text:style-name="Normál"><text:s text:c="8"/>fp.close()</text:p>
      <text:p text:style-name="Normál"><text:s text:c="8"/>self.vendegek = []</text:p>
      <text:p text:style-name="Normál"><text:s text:c="8"/>for line in lines:</text:p>
      <text:p text:style-name="Normál"><text:s text:c="12"/>(nev, erkezes, ar) = line.split(':')</text:p>
      <text:p text:style-name="Normál"><text:s text:c="12"/>vendeg = Vendeg(nev, erkezes, ar)</text:p>
      <text:p text:style-name="Normál"><text:s text:c="12"/>self.vendegek.append(vendeg)</text:p>
      <text:p text:style-name="Normál"><text:s text:c="12"/></text:p>
      <text:p text:style-name="Normál"><text:s text:c="4"/>def ir_fajlhoz(self, vendeg):</text:p>
      <text:p text:style-name="Normál"><text:s text:c="8"/>fp = open('ujak.txt', 'r')</text:p>
      <text:p text:style-name="Normál"><text:s text:c="8"/>fp.write(vendeg.nev)</text:p>
      <text:p text:style-name="Normál"><text:s text:c="8"/>fp.write(':')</text:p>
      <text:p text:style-name="Normál"><text:s text:c="8"/>fp.write(vendeg.erkezes)</text:p>
      <text:p text:style-name="Normál"><text:s text:c="8"/>fp.write(':')</text:p>
      <text:p text:style-name="Normál"><text:s text:c="8"/>fp.write(vendeg.ar)</text:p>
      <text:p text:style-name="Normál"><text:s text:c="8"/>fp.close()</text:p>
      <text:p text:style-name="Normál"/>
      <text:p text:style-name="Normál"><text:s text:c="4"/>def osszeg(self):</text:p>
      <text:p text:style-name="Normál"><text:s text:c="8"/>pass</text:p>
      <text:p text:style-name="Normál"><text:s text:c="4"/></text:p>
      <text:p text:style-name="Normál"><text:s text:c="4"/>def beker(self):</text:p>
      <text:p text:style-name="Normál"><text:s text:c="8"/>pass</text:p>
      <text:p text:style-name="Normál"><text:span text:style-name="T2">vendeg.py</text:span></text:p>
      <text:p text:style-name="Normál">class Vendeg:</text:p>
      <text:p text:style-name="Normál"><text:s text:c="4"/>def __init__(self, nev, erkezes):</text:p>
      <text:p text:style-name="Normál"><text:s text:c="8"/>self.nev = nev</text:p>
      <text:p text:style-name="Normál"><text:s text:c="8"/>self.erkezes = erkezes</text:p>
      <text:soft-page-break/>
      <text:p text:style-name="Normál"><text:span text:style-name="T3">vendegek.txt</text:span></text:p>
      <text:p text:style-name="Normál">Tenkes Károly:2021-01-15:27000</text:p>
      <text:p text:style-name="Normál">Olal Ferenc:2021-01-15:42000</text:p>
      <text:p text:style-name="Normál">Pergő Valér:2021-01-16:24000</text:p>
      <text:p text:style-name="Normál">Tan Lóránt:2021-01-17:35000</text:p>
      <text:p text:style-name="Normál">Len Géza:2021-01-17:35000</text:p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judmila Talian</meta:initial-creator>
    <dc:creator>Ljudmila Talian</dc:creator>
    <meta:creation-date>2022-01-25T22:26:00Z</meta:creation-date>
    <dc:date>2022-01-25T22:26:00Z</dc:date>
    <meta:template xlink:href="Normal.dotm" xlink:type="simple"/>
    <meta:editing-cycles>2</meta:editing-cycles>
    <meta:editing-duration>PT60S</meta:editing-duration>
    <meta:document-statistic meta:page-count="2" meta:paragraph-count="1" meta:word-count="114" meta:character-count="905" meta:row-count="6" meta:non-whitespace-character-count="792"/>
  </office:meta>
</office:document-meta>
</file>